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loext:contextual-spacing="false" fo:text-align="justify" style:justify-single-word="false" style:snap-to-layout-grid="false"/>
      <style:text-properties fo:color="#000000" fo:font-size="14pt" style:text-underline-style="none" fo:font-weight="normal" officeooo:rsid="00184618" officeooo:paragraph-rsid="001345f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.423cm" loext:contextual-spacing="false" fo:text-align="justify" style:justify-single-word="false"/>
      <style:text-properties fo:color="#0066cc" fo:font-size="14pt" style:text-underline-style="solid" style:text-underline-width="auto" style:text-underline-color="font-color" fo:font-weight="bold" officeooo:rsid="00184618" officeooo:paragraph-rsid="001345f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423cm" loext:contextual-spacing="false" fo:text-align="justify" style:justify-single-word="false"/>
      <style:text-properties fo:color="#3399ff" fo:font-size="14pt" style:text-underline-style="solid" style:text-underline-width="auto" style:text-underline-color="font-color" officeooo:rsid="001291a1" officeooo:paragraph-rsid="001345f2" style:font-size-asian="14pt" style:font-size-complex="14pt"/>
    </style:style>
    <style:style style:name="P4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color="#000000" fo:font-size="14pt" style:text-underline-style="none" fo:font-weight="normal" officeooo:rsid="001291a1" officeooo:paragraph-rsid="001345f2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color="#000000" fo:font-size="14pt" style:text-underline-style="none" fo:font-weight="normal" officeooo:rsid="00184618" officeooo:paragraph-rsid="001345f2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color="#0066cc" fo:font-size="14pt" style:text-underline-style="solid" style:text-underline-width="auto" style:text-underline-color="font-color" fo:font-weight="bold" officeooo:rsid="00184618" officeooo:paragraph-rsid="001345f2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font-size="14pt" officeooo:rsid="001291a1" officeooo:paragraph-rsid="001345f2" style:font-size-asian="14pt" style:font-size-complex="14pt"/>
    </style:style>
    <style:style style:name="T1" style:family="text">
      <style:text-properties officeooo:rsid="0012e697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0b0f54" style:font-name-complex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e697" style:font-weight-asian="bold" style:font-weight-complex="bold"/>
    </style:style>
    <style:style style:name="T6" style:family="text">
      <style:text-properties officeooo:rsid="00134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ge de la 1ère année</text:p>
      <text:p text:style-name="P6">Contexte de travail</text:p>
      <text:p text:style-name="P5"><text:s text:c="4"/>création d'un site web pour un but principal de faire la publicité d'un boutique(Geek-Games)spécialisé dans vente du jeux et du dépannage informatique .</text:p>
      <text:p text:style-name="P6">Période:</text:p>
      <text:p text:style-name="P1"><text:span text:style-name="T3">Du 12 mai 2014 au 20 juin 2014</text:span><text:span text:style-name="T2"> <text:s/></text:span></text:p>
      <text:p text:style-name="P6">Technologies utilisées:</text:p>
      <text:p text:style-name="P5">Html5/css3</text:p>
      <text:p text:style-name="P3"><text:span text:style-name="T4"><text:s/></text:span><text:span text:style-name="T5">Description fonctionnelle</text:span></text:p>
      <text:p text:style-name="P7"><text:s/>Le client : <text:span text:style-name="T1">peut </text:span>avoir un ensemble d<text:span text:style-name="T1">'</text:span> informations sur la boutique.</text:p>
      <text:p text:style-name="P4"><text:s/>l'entrepreneur :<text:span text:style-name="T1">doit être </text:span>capable d'ajouter des nouveaux produits sur le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2:18:39.956000000</meta:creation-date>
    <dc:date>2015-05-06T02:22:02.249000000</dc:date>
    <meta:editing-duration>PT3M22S</meta:editing-duration>
    <meta:editing-cycles>1</meta:editing-cycles>
    <meta:document-statistic meta:table-count="0" meta:image-count="0" meta:object-count="0" meta:page-count="1" meta:paragraph-count="10" meta:word-count="68" meta:character-count="443" meta:non-whitespace-character-count="376"/>
    <meta:generator>LibreOffice/4.3.1.2$Windows_x86 LibreOffice_project/958349dc3b25111dbca392fbc281a05559ef6848</meta:generator>
  </office:meta>
</office:document-meta>
</file>